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2.4575in"/>
    </style:style>
    <style:style style:name="co5" style:family="table-column">
      <style:table-column-properties fo:break-before="auto" style:column-width="3.7689in"/>
    </style:style>
    <style:style style:name="co6" style:family="table-column">
      <style:table-column-properties fo:break-before="auto" style:column-width="2.3484in"/>
    </style:style>
    <style:style style:name="co7" style:family="table-column">
      <style:table-column-properties fo:break-before="auto" style:column-width="1.911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7"/>
    <style:style style:name="ce4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2"/>
        <table:table-column table:style-name="co8" table:default-cell-style-name="ce3"/>
        <table:table-column table:style-name="co8" table:number-columns-repeated="2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0rder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</text:p>
          </table:table-cell>
          <table:table-cell office:value-type="string">
            <text:p>Marku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 C13, C14, C15, C16, C17, C18, C19, C2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/>
          <table:table-cell office:value-type="currency" office:currency="USD" office:value="0.2">
            <text:p>$0.20</text:p>
          </table:table-cell>
          <table:table-cell office:value-type="percentage" office:value="0.1">
            <text:p>10.0%</text:p>
          </table:table-cell>
          <table:table-cell table:formula="of:=([.A2]*[.I2]) *(1+[.$J$2])" office:value-type="currency" office:currency="USD" office:value="1.98">
            <text:p>$1.98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 uf ,X7R </text:p>
          </table:table-cell>
          <table:table-cell office:value-type="string">
            <text:p>C-USC0805</text:p>
          </table:table-cell>
          <table:table-cell office:value-type="string">
            <office:annotation draw:style-name="gr1" draw:text-style-name="P1" svg:width="1.1413in" svg:height="0.4484in" svg:x="5.815in" svg:y="0.0587in" draw:caption-point-x="-0.2402in" draw:caption-point-y="0.5976in">
              <dc:creator>:GS</dc:creator>
              <dc:date>2021-01-29T00:00:00</dc:date>
              <text:p text:style-name="P1"><text:span text:style-name="T1">In tray box</text:span></text:p>
              <text:p text:style-name="P1"><text:span text:style-name="T1"/></text:p>
            </office:annotation>
            <text:p>C0805</text:p>
          </table:table-cell>
          <table:table-cell office:value-type="string">
            <text:p>C1,C2,C5</text:p>
          </table:table-cell>
          <table:table-cell office:value-type="string">
            <text:p>CAPACITOR, American symbol</text:p>
          </table:table-cell>
          <table:table-cell office:value-type="string">
            <text:p>490-14381-1-ND</text:p>
          </table:table-cell>
          <table:table-cell/>
          <table:table-cell office:value-type="currency" office:currency="USD" office:value="0.25">
            <text:p>$0.25</text:p>
          </table:table-cell>
          <table:table-cell/>
          <table:table-cell table:formula="of:=([.A3]*[.I3]) *(1+[.$J$2])" office:value-type="currency" office:currency="USD" office:value="0.825">
            <text:p>$0.8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, R26, R27,R23</text:p>
          </table:table-cell>
          <table:table-cell office:value-type="string">
            <text:p>RESISTOR, American symbol</text:p>
          </table:table-cell>
          <table:table-cell office:value-type="string">
            <text:p>2019-RK73H2ATTD12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4]*[.I4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o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NCP1206FTD1R00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5]*[.I5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0 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3 </text:p>
          </table:table-cell>
          <table:table-cell/>
          <table:table-cell office:value-type="string">
            <text:p>2019-RK73H2ATTD1200FCT-ND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uf, X7R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4,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 office:value-type="string">
            <text:p><text:s/></text:p>
          </table:table-cell>
          <table:table-cell office:value-type="currency" office:currency="USD" office:value="0.25">
            <text:p>$0.25</text:p>
          </table:table-cell>
          <table:table-cell/>
          <table:table-cell table:formula="of:=([.A7]*[.I7]) *(1+[.$J$2])" office:value-type="currency" office:currency="USD" office:value="0.275">
            <text:p>$0.2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9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9</text:p>
          </table:table-cell>
          <table:table-cell office:value-type="string">
            <text:p>RESISTOR, American symbol</text:p>
          </table:table-cell>
          <table:table-cell office:value-type="string">
            <text:p>RK73H2ATTD3903FCT-ND 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8]*[.I8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7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28</text:p>
          </table:table-cell>
          <table:table-cell office:value-type="string">
            <text:p>RESISTOR, American symbol</text:p>
          </table:table-cell>
          <table:table-cell office:value-type="string">
            <text:p>311-4.7KAR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9]*[.I9]) *(1+[.$J$2])" office:value-type="currency" office:currency="USD" office:value="0.44">
            <text:p>$0.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7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, R14, R16, R25</text:p>
          </table:table-cell>
          <table:table-cell office:value-type="string">
            <text:p>RESISTOR, American symbol</text:p>
          </table:table-cell>
          <table:table-cell office:value-type="string">
            <text:p>2019-RK73H2ATTD47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0]*[.I10]) *(1+[.$J$2])" office:value-type="currency" office:currency="USD" office:value="0.88">
            <text:p>$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4</text:p>
          </table:table-cell>
          <table:table-cell office:value-type="string">
            <text:p>RESISTOR, American symbol</text:p>
          </table:table-cell>
          <table:table-cell office:value-type="string">
            <text:p>2019-RK73H2ATTD5601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1]*[.I11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6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5</text:p>
          </table:table-cell>
          <table:table-cell office:value-type="string">
            <text:p>RESISTOR, American symbol</text:p>
          </table:table-cell>
          <table:table-cell office:value-type="string">
            <text:p>2019-RK73H2ATTD56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2]*[.I12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5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1</text:p>
          </table:table-cell>
          <table:table-cell office:value-type="string">
            <text:p>RESISTOR, American symbol</text:p>
          </table:table-cell>
          <table:table-cell office:value-type="string">
            <text:p>2019-RK73H2ATTD75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3]*[.I13]) *(1+[.$J$2])" office:value-type="currency" office:currency="USD" office:value="0.22">
            <text:p>$0.2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.5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22</text:p>
          </table:table-cell>
          <table:table-cell office:value-type="string">
            <text:p>RESISTOR, American symbol</text:p>
          </table:table-cell>
          <table:table-cell office:value-type="string">
            <text:p>541-7.50MC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14]*[.I14]) *(1+[.$J$2])" office:value-type="currency" office:currency="USD" office:value="0.22">
            <text:p>$0.2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string">
            <text:p>74LVC1G74DCT</text:p>
          </table:table-cell>
          <table:table-cell office:value-type="string">
            <text:p>DCT_R-PDSO-G8</text:p>
          </table:table-cell>
          <table:table-cell office:value-type="string">
            <text:p>IC7</text:p>
          </table:table-cell>
          <table:table-cell office:value-type="string">
            <text:p>D type flipflo with async Set and Clear</text:p>
          </table:table-cell>
          <table:table-cell office:value-type="string">
            <text:p>SN74LVC1G74DCTR</text:p>
          </table:table-cell>
          <table:table-cell office:value-type="string">
            <text:p>Nexperia, DK-PN:1727-5994-1-ND</text:p>
          </table:table-cell>
          <table:table-cell office:value-type="currency" office:currency="USD" office:value="0.65">
            <text:p>$0.65</text:p>
          </table:table-cell>
          <table:table-cell/>
          <table:table-cell table:formula="of:=([.A15]*[.I15]) *(1+[.$J$2])" office:value-type="currency" office:currency="USD" office:value="0.715">
            <text:p>$0.7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string">
            <text:p>AA-BATT</text:p>
          </table:table-cell>
          <table:table-cell office:value-type="string">
            <text:p>B1, B2, B3</text:p>
          </table:table-cell>
          <table:table-cell office:value-type="string">
            <text:p>NiCD or NIMH battery AA formfactor with ziptie strapping option</text:p>
          </table:table-cell>
          <table:table-cell office:value-type="string">
            <text:p>SY115T-ND</text:p>
          </table:table-cell>
          <table:table-cell office:value-type="string">
            <text:p><text:s/></text:p>
          </table:table-cell>
          <table:table-cell office:value-type="currency" office:currency="USD" office:value="8.8">
            <text:p>$8.80</text:p>
          </table:table-cell>
          <table:table-cell/>
          <table:table-cell table:formula="of:=([.A16]*[.I16]) *(1+[.$J$2])" office:value-type="currency" office:currency="USD" office:value="29.04">
            <text:p>$29.0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BAS40</text:p>
          </table:table-cell>
          <table:table-cell office:value-type="string">
            <text:p>SOT23</text:p>
          </table:table-cell>
          <table:table-cell office:value-type="string">
            <text:p>D4, D5</text:p>
          </table:table-cell>
          <table:table-cell office:value-type="string">
            <text:p>Silicon Schottky Diodes</text:p>
          </table:table-cell>
          <table:table-cell office:value-type="string">
            <text:p>BAS40-04FDICT-ND 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17]*[.I17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74HC4060</text:p>
          </table:table-cell>
          <table:table-cell office:value-type="string">
            <text:p>4060D</text:p>
          </table:table-cell>
          <table:table-cell office:value-type="string">
            <text:p>SO16</text:p>
          </table:table-cell>
          <table:table-cell office:value-type="string">
            <text:p>IC6</text:p>
          </table:table-cell>
          <table:table-cell office:value-type="string">
            <text:p>14-stage binary/ripple COUNTER</text:p>
          </table:table-cell>
          <table:table-cell office:value-type="string">
            <text:p>296-25999-1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18]*[.I18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CM7555SO08</text:p>
          </table:table-cell>
          <table:table-cell office:value-type="string">
            <text:p>SO08</text:p>
          </table:table-cell>
          <table:table-cell office:value-type="string">
            <text:p>IC8</text:p>
          </table:table-cell>
          <table:table-cell office:value-type="string">
            <text:p>TIMER</text:p>
          </table:table-cell>
          <table:table-cell office:value-type="string">
            <text:p>ICM7555CBAZ-TCT-ND</text:p>
          </table:table-cell>
          <table:table-cell office:value-type="string">
            <text:p><text:s/></text:p>
          </table:table-cell>
          <table:table-cell office:value-type="currency" office:currency="USD" office:value="0.75">
            <text:p>$0.75</text:p>
          </table:table-cell>
          <table:table-cell/>
          <table:table-cell table:formula="of:=([.A19]*[.I19]) *(1+[.$J$2])" office:value-type="currency" office:currency="USD" office:value="0.825">
            <text:p>$0.8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 office:value-type="string">
            <text:p><text:s/></text:p>
          </table:table-cell>
          <table:table-cell office:value-type="currency" office:currency="USD" office:value="2.05">
            <text:p>$2.05</text:p>
          </table:table-cell>
          <table:table-cell/>
          <table:table-cell table:formula="of:=([.A20]*[.I20]) *(1+[.$J$2])" office:value-type="currency" office:currency="USD" office:value="2.255">
            <text:p>$2.2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4040D2.5Volt</text:p>
          </table:table-cell>
          <table:table-cell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D14</text:p>
          </table:table-cell>
          <table:table-cell office:value-type="string">
            <text:p>Band Gap voltage reference 2.5V</text:p>
          </table:table-cell>
          <table:table-cell office:value-type="string">
            <text:p>LM4040D25FCT-ND</text:p>
          </table:table-cell>
          <table:table-cell office:value-type="string">
            <text:p><text:s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21]*[.I21]) *(1+[.$J$2])" office:value-type="currency" office:currency="USD" office:value="0.605">
            <text:p>$0.61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2]*[.I22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lex cable crimp sockets </text:p>
          </table:table-cell>
          <table:table-cell office:value-type="string">
            <text:p><text:s/>for external components </text:p>
          </table:table-cell>
          <table:table-cell table:number-columns-repeated="2"/>
          <table:table-cell office:value-type="string">
            <text:p>22-24 awg</text:p>
          </table:table-cell>
          <table:table-cell office:value-type="string">
            <text:p>0016020087</text:p>
          </table:table-cell>
          <table:table-cell office:value-type="string">
            <text:p><text:s/></text:p>
          </table:table-cell>
          <table:table-cell office:value-type="currency" office:currency="USD" office:value="0.18">
            <text:p>$0.18</text:p>
          </table:table-cell>
          <table:table-cell/>
          <table:table-cell table:formula="of:=([.A23]*[.I23]) *(1+[.$J$2])" office:value-type="currency" office:currency="USD" office:value="3.168">
            <text:p>$3.1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ble Housing 2Pin</text:p>
          </table:table-cell>
          <table:table-cell table:number-columns-repeated="3"/>
          <table:table-cell office:value-type="string">
            <text:p>Molex connector cable housing 2 Pin </text:p>
          </table:table-cell>
          <table:table-cell office:value-type="string">
            <text:p>WM2900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4]*[.I24]) *(1+[.$J$2])" office:value-type="currency" office:currency="USD" office:value="2.31">
            <text:p>$2.3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OLEX2PINHDR</text:p>
          </table:table-cell>
          <table:table-cell office:value-type="string">
            <text:p>MOLEX2PIN</text:p>
          </table:table-cell>
          <table:table-cell office:value-type="string">
            <text:p>SOL1, SOL2, SOL3, SOL4, SOL5, SOL6</text:p>
          </table:table-cell>
          <table:table-cell office:value-type="string">
            <text:p>molex 2 pin header with schroud and lock , pn 070543001</text:p>
          </table:table-cell>
          <table:table-cell office:value-type="string">
            <text:p>WM4800-ND</text:p>
          </table:table-cell>
          <table:table-cell office:value-type="string">
            <text:p><text:s/></text:p>
          </table:table-cell>
          <table:table-cell office:value-type="currency" office:currency="USD" office:value="0.75">
            <text:p>$0.75</text:p>
          </table:table-cell>
          <table:table-cell/>
          <table:table-cell table:formula="of:=([.A25]*[.I25]) *(1+[.$J$2])" office:value-type="currency" office:currency="USD" office:value="4.95">
            <text:p>$4.9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ble Housing 3Pin</text:p>
          </table:table-cell>
          <table:table-cell table:number-columns-repeated="3"/>
          <table:table-cell office:value-type="string">
            <text:p>Molex connector cable housing 3 Pin </text:p>
          </table:table-cell>
          <table:table-cell office:value-type="string">
            <text:p>WM2901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26]*[.I26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OLEX3PINHDR</text:p>
          </table:table-cell>
          <table:table-cell office:value-type="string">
            <text:p>MOLEX3PIN</text:p>
          </table:table-cell>
          <table:table-cell office:value-type="string">
            <text:p>SW1, SW2</text:p>
          </table:table-cell>
          <table:table-cell office:value-type="string">
            <text:p>Molex 3 pin header with shroud and lock PN:0705430002</text:p>
          </table:table-cell>
          <table:table-cell office:value-type="string">
            <text:p>WM4154-ND</text:p>
          </table:table-cell>
          <table:table-cell office:value-type="string">
            <text:p><text:s/></text:p>
          </table:table-cell>
          <table:table-cell office:value-type="currency" office:currency="USD" office:value="1.85">
            <text:p>$1.85</text:p>
          </table:table-cell>
          <table:table-cell/>
          <table:table-cell table:formula="of:=([.A27]*[.I27]) *(1+[.$J$2])" office:value-type="currency" office:currency="USD" office:value="4.07">
            <text:p>$4.07</text:p>
          </table:table-cell>
          <table:table-cell/>
        </table:table-row>
        <table:table-row table:style-name="ro2">
          <table:table-cell/>
          <table:table-cell table:number-columns-repeated="7"/>
          <table:table-cell/>
          <table:table-cell/>
          <table:table-cell table:formula="of:=([.A28]*[.I28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MURA220T3G</text:p>
          </table:table-cell>
          <table:table-cell office:value-type="string">
            <text:p>SMA</text:p>
          </table:table-cell>
          <table:table-cell office:value-type="string">
            <text:p>D7, D8, D9, D10, D11, D12</text:p>
          </table:table-cell>
          <table:table-cell office:value-type="string">
            <text:p>Surface Mount Schottky Power Rectifier</text:p>
          </table:table-cell>
          <table:table-cell office:value-type="string">
            <text:p>MURA220T3GOS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29]*[.I29]) *(1+[.$J$2])" office:value-type="currency" office:currency="USD" office:value="2.97">
            <text:p>$2.9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ick Start</text:p>
          </table:table-cell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QUICK</text:p>
          </table:table-cell>
          <table:table-cell office:value-type="string">
            <text:p>PIN HEADER</text:p>
          </table:table-cell>
          <table:table-cell office:value-type="string">
            <text:p>Stock</text:p>
          </table:table-cell>
          <table:table-cell/>
          <table:table-cell/>
          <table:table-cell/>
          <table:table-cell table:formula="of:=([.A30]*[.I30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SM3J338RSOT-23F_TOS-M</text:p>
          </table:table-cell>
          <table:table-cell office:value-type="string">
            <text:p>SOT-23F_TOS-M</text:p>
          </table:table-cell>
          <table:table-cell office:value-type="string">
            <text:p>P2</text:p>
          </table:table-cell>
          <table:table-cell/>
          <table:table-cell office:value-type="string">
            <text:p>SSM3J338RLFCT-ND</text:p>
          </table:table-cell>
          <table:table-cell office:value-type="string">
            <text:p><text:s/></text:p>
          </table:table-cell>
          <table:table-cell office:value-type="currency" office:currency="USD" office:value="0.45">
            <text:p>$0.45</text:p>
          </table:table-cell>
          <table:table-cell/>
          <table:table-cell table:formula="of:=([.A31]*[.I31]) *(1+[.$J$2])" office:value-type="currency" office:currency="USD" office:value="0.495">
            <text:p>$0.5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SSM3K345SOT23F-M</text:p>
          </table:table-cell>
          <table:table-cell office:value-type="string">
            <text:p>SOT-23F_TOS-M</text:p>
          </table:table-cell>
          <table:table-cell office:value-type="string">
            <text:p>N1, N4</text:p>
          </table:table-cell>
          <table:table-cell/>
          <table:table-cell office:value-type="string">
            <text:p>SSM3K345RLFCT-ND</text:p>
          </table:table-cell>
          <table:table-cell office:value-type="string">
            <text:p><text:s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32]*[.I32]) *(1+[.$J$2])"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LV2211</text:p>
          </table:table-cell>
          <table:table-cell office:value-type="string">
            <text:p>TLVB2211</text:p>
          </table:table-cell>
          <table:table-cell office:value-type="string">
            <text:p>SOT23-5</text:p>
          </table:table-cell>
          <table:table-cell office:value-type="string">
            <text:p>IC2</text:p>
          </table:table-cell>
          <table:table-cell office:value-type="string">
            <text:p>TI Rail to Rail LINCMOS op-amp</text:p>
          </table:table-cell>
          <table:table-cell office:value-type="string">
            <text:p>296-10500-1-ND</text:p>
          </table:table-cell>
          <table:table-cell office:value-type="string">
            <text:p><text:s/></text:p>
          </table:table-cell>
          <table:table-cell office:value-type="currency" office:currency="USD" office:value="1.4">
            <text:p>$1.40</text:p>
          </table:table-cell>
          <table:table-cell/>
          <table:table-cell table:formula="of:=([.A33]*[.I33]) *(1+[.$J$2])" office:value-type="currency" office:currency="USD" office:value="1.54">
            <text:p>$1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IC1</text:p>
          </table:table-cell>
          <table:table-cell/>
          <table:table-cell office:value-type="string">
            <text:p>TMP36GT9Z-ND</text:p>
          </table:table-cell>
          <table:table-cell office:value-type="string">
            <text:p><text:s/></text:p>
          </table:table-cell>
          <table:table-cell office:value-type="currency" office:currency="USD" office:value="1.5">
            <text:p>$1.50</text:p>
          </table:table-cell>
          <table:table-cell/>
          <table:table-cell table:formula="of:=([.A34]*[.I34]) *(1+[.$J$2])" office:value-type="currency" office:currency="USD" office:value="1.65">
            <text:p>$1.6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7"/>
          <table:table-cell office:value-type="currency" office:currency="USD" office:value="0">
            <text:p>$0.00</text:p>
          </table:table-cell>
          <table:table-cell/>
          <table:table-cell table:formula="of:=([.A35]*[.I35]) *(1+[.$J$2])" office:value-type="currency" office:currency="USD" office:value="0">
            <text:p>$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 </text:p>
          </table:table-cell>
          <table:table-cell office:value-type="string">
            <text:p>PCB-way order of 12</text:p>
          </table:table-cell>
          <table:table-cell table:number-columns-repeated="2"/>
          <table:table-cell office:value-type="string">
            <text:p>PCB</text:p>
          </table:table-cell>
          <table:table-cell table:number-columns-repeated="2"/>
          <table:table-cell office:value-type="currency" office:currency="USD" office:value="30">
            <text:p>$30.00</text:p>
          </table:table-cell>
          <table:table-cell/>
          <table:table-cell table:formula="of:=([.A36]*[.I36])" office:value-type="currency" office:currency="USD" office:value="30">
            <text:p>$30.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manual solder @80</text:p>
          </table:table-cell>
          <table:table-cell table:number-columns-repeated="3"/>
          <table:table-cell office:value-type="string">
            <text:p>Manual Soldering</text:p>
          </table:table-cell>
          <table:table-cell table:number-columns-repeated="2"/>
          <table:table-cell office:value-type="currency" office:currency="USD" office:value="80">
            <text:p>$80.00</text:p>
          </table:table-cell>
          <table:table-cell/>
          <table:table-cell table:formula="of:=([.A37]*[.I37])" office:value-type="currency" office:currency="USD" office:value="320">
            <text:p>$320.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  <table:table-cell office:value-type="string">
            <text:p>shipping </text:p>
          </table:table-cell>
          <table:table-cell table:number-columns-repeated="2"/>
          <table:table-cell office:value-type="currency" office:currency="USD" office:value="4">
            <text:p>$4.00</text:p>
          </table:table-cell>
          <table:table-cell office:value-type="string">
            <text:p><text:s/></text:p>
          </table:table-cell>
          <table:table-cell table:formula="of:=([.A38]*[.I38])" office:value-type="currency" office:currency="USD" office:value="4">
            <text:p>$4.00</text:p>
          </table:table-cell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0"/>
          <table:table-cell table:style-name="ce4" table:formula="of:=SUM([.K2:.K40])" office:value-type="currency" office:currency="USD" office:value="417.998">
            <text:p>$418.00</text:p>
          </table:table-cell>
          <table:table-cell table:style-name="Default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6"/>
          <table:table-cell office:value-type="string">
            <text:p>Markup 33%</text:p>
          </table:table-cell>
          <table:table-cell table:number-columns-repeated="3"/>
          <table:table-cell table:style-name="ce5" table:formula="of:=([.K41])*1.33" office:value-type="currency" office:currency="USD" office:value="555.93734">
            <text:p>$555.94</text:p>
          </table:table-cell>
          <table:table-cell/>
        </table:table-row>
        <table:table-row table:style-name="ro2" table:number-rows-repeated="21">
          <table:table-cell table:number-columns-repeated="12"/>
        </table:table-row>
        <table:table-row table:style-name="ro2">
          <table:table-cell table:number-columns-repeated="9"/>
          <table:table-cell office:value-type="percentage" office:value="0.1">
            <text:p>10.0%</text:p>
          </table:table-cell>
          <table:table-cell table:number-columns-repeated="2"/>
        </table:table-row>
        <table:table-row table:style-name="ro2" table:number-rows-repeated="1048509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10/29/2021</text:date>, <text:time>0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09:50:36.78</dc:date>
    <dc:creator>Gary Stofer</dc:creator>
    <meta:generator>OpenOffice/4.1.7$Win32 OpenOffice.org_project/417m1$Build-9800</meta:generator>
    <meta:editing-duration>PT17H38M29S</meta:editing-duration>
    <meta:editing-cycles>35</meta:editing-cycles>
    <meta:document-statistic meta:table-count="1" meta:cell-count="325" meta:object-count="0"/>
  </office:meta>
</office:document-meta>
</file>